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fdf77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fdf77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fdf77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fdf77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fdf77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fdf77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fdf77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fdf77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fdf77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fdf77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fdf77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fdf77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fdf77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fdf77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fdf77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fdf77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fdf77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Esthefania Nazareth Ortiz Maita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6/7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611534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Sorinee Del Valle Maita Inagas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485977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30.35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70" meta:non-whitespace-character-count="1002"/>
    <meta:template xlink:type="simple" xlink:actuate="onRequest" xlink:title="Normal" xlink:href=""/>
  </office:meta>
</office:document-meta>
</file>